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Helvetica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51pt solid #000000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" style:family="paragraph" style:parent-style-name="Preformatted_20_Text">
      <loext:graphic-properties draw:fill="solid" draw:fill-color="#272822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3" style:family="paragraph" style:parent-style-name="Preformatted_20_Text">
      <loext:graphic-properties draw:fill="solid" draw:fill-color="#272822" draw:opacity="100%"/>
      <style:paragraph-properties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5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6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line-height="150%" fo:text-align="end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line-height="150%" fo:text-align="end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8" style:family="paragraph" style:parent-style-name="Quotations">
      <style:paragraph-properties fo:margin-left="1cm" fo:margin-right="1cm" fo:margin-top="0cm" fo:margin-bottom="0cm" style:contextual-spacing="false" fo:text-indent="0cm" style:auto-text-indent="false" fo:padding="0.049cm" fo:border="0.06pt solid #e1e5eb"/>
    </style:style>
    <style:style style:name="P9" style:family="paragraph" style:parent-style-name="Quotations" style:list-style-name="L12">
      <style:paragraph-properties fo:margin-left="1cm" fo:margin-right="1cm" fo:margin-top="0cm" fo:margin-bottom="0cm" style:contextual-spacing="false" fo:text-indent="0cm" style:auto-text-indent="false" fo:padding="0.049cm" fo:border="0.06pt solid #e1e5eb"/>
      <style:text-properties fo:font-style="italic"/>
    </style:style>
    <style:style style:name="P10" style:family="paragraph" style:parent-style-name="Quotations">
      <style:paragraph-properties fo:margin-left="1cm" fo:margin-right="1cm" fo:margin-top="0cm" fo:margin-bottom="0cm" style:contextual-spacing="false" fo:text-indent="0cm" style:auto-text-indent="false" fo:padding="0.049cm" fo:border="0.06pt solid #e1e5eb"/>
      <style:text-properties fo:font-style="italic"/>
    </style:style>
    <style:style style:name="P11" style:family="paragraph" style:parent-style-name="Quotations" style:list-style-name="L3">
      <style:paragraph-properties fo:margin-left="1cm" fo:margin-right="1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italic" fo:font-weight="normal" loext:padding="0.049cm" loext:border="0.06pt solid #e1e5eb"/>
    </style:style>
    <style:style style:name="P12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italic" fo:font-weight="normal" loext:padding="0.049cm" loext:border="0.06pt solid #e1e5eb"/>
    </style:style>
    <style:style style:name="P13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="0.049cm" fo:border="0.06pt solid #e1e5eb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15" style:family="paragraph" style:parent-style-name="Standard">
      <style:paragraph-properties fo:orphans="2" fo:widows="2"/>
    </style:style>
    <style:style style:name="P16" style:family="paragraph" style:parent-style-name="Standard">
      <style:paragraph-properties fo:orphans="1"/>
      <style:text-properties fo:color="#ffffff" loext:opacity="100%" fo:background-color="transparent" loext:padding="0.053cm" loext:border="0.06pt solid #e1e5eb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 loext:padding="0.049cm" loext:border="0.06pt solid #e1e5eb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19" style:family="paragraph" style:parent-style-name="Text_20_body">
      <style:paragraph-properties fo:margin-top="0cm" fo:margin-bottom="0cm" style:contextual-spacing="false" fo:orphans="2" fo:widows="2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P25" style:family="paragraph" style:parent-style-name="Text_20_body">
      <style:paragraph-properties fo:text-align="center" style:justify-single-word="false" fo:orphans="2" fo:widows="2"/>
    </style:style>
    <style:style style:name="P26" style:family="paragraph" style:parent-style-name="Text_20_body">
      <style:paragraph-properties fo:padding="0.049cm" fo:border="0.06pt solid #e1e5eb"/>
    </style:style>
    <style:style style:name="P27" style:family="paragraph" style:parent-style-name="Text_20_body" style:list-style-name="L1">
      <style:paragraph-properties fo:margin-top="0cm" fo:margin-bottom="0cm" style:contextual-spacing="false" fo:orphans="2" fo:widows="2" fo:padding="0.049cm" fo:border="0.06pt solid #e1e5eb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0" style:family="paragraph" style:parent-style-name="Text_20_body">
      <style:paragraph-properties fo:margin-top="0cm" fo:margin-bottom="0cm" style:contextual-spacing="false" fo:orphans="2" fo:widows="2" fo:padding="0.049cm" fo:border="0.06pt solid #e1e5eb"/>
    </style:style>
    <style:style style:name="P31" style:family="paragraph" style:parent-style-name="Text_20_body">
      <style:paragraph-properties fo:margin-top="0cm" fo:margin-bottom="0cm" style:contextual-spacing="false" fo:orphans="2" fo:widows="2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39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41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43" style:family="paragraph" style:parent-style-name="Text_20_body" style:list-style-name="L13">
      <style:paragraph-properties fo:margin-left="0cm" fo:margin-right="0cm" fo:text-indent="0cm" style:auto-text-indent="false" fo:padding="0.049cm" fo:border="0.06pt solid #e1e5eb"/>
    </style:style>
    <style:style style:name="P44" style:family="paragraph" style:parent-style-name="Text_20_body" style:list-style-name="L14">
      <style:paragraph-properties fo:margin-left="0cm" fo:margin-right="0cm" fo:text-indent="0cm" style:auto-text-indent="false" fo:padding="0.049cm" fo:border="0.06pt solid #e1e5eb"/>
    </style:style>
    <style:style style:name="P4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46" style:family="paragraph" style:parent-style-name="Text_20_body" style:list-style-name="L15">
      <style:paragraph-properties fo:margin-left="0cm" fo:margin-right="0cm" fo:text-indent="0cm" style:auto-text-indent="false" fo:padding="0.049cm" fo:border="0.06pt solid #e1e5eb"/>
    </style:style>
    <style:style style:name="P47" style:family="paragraph" style:parent-style-name="Text_20_body" style:list-style-name="L16">
      <style:paragraph-properties fo:margin-left="0cm" fo:margin-right="0cm" fo:text-indent="0cm" style:auto-text-indent="false" fo:padding="0.049cm" fo:border="0.06pt solid #e1e5eb"/>
    </style:style>
    <style:style style:name="P48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49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50" style:family="paragraph" style:parent-style-name="Text_20_body" style:list-style-name="L18">
      <style:paragraph-properties fo:margin-left="0cm" fo:margin-right="0cm" fo:text-indent="0cm" style:auto-text-indent="false" fo:padding="0.049cm" fo:border="0.06pt solid #e1e5eb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53" style:family="paragraph" style:parent-style-name="Text_20_body">
      <style:paragraph-properties fo:padding="0.049cm" fo:border="0.06pt solid #e1e5eb"/>
      <style:text-properties officeooo:rsid="0011afda" officeooo:paragraph-rsid="0011afda"/>
    </style:style>
    <style:style style:name="T1" style:family="text">
      <style:text-properties loext:padding="0.049cm" loext:border="0.06pt solid #e1e5eb"/>
    </style:style>
    <style:style style:name="T2" style:family="text">
      <style:text-properties style:text-underline-style="solid" style:text-underline-width="auto" style:text-underline-color="font-color" fo:background-color="transparent" loext:char-shading-value="0" loext:padding="0.049cm" loext:border="0.06pt solid #e1e5eb"/>
    </style:style>
    <style:style style:name="T3" style:family="text">
      <style:text-properties fo:font-variant="normal" fo:text-transform="none" fo:color="#3e4854" loext:opacity="100%" style:font-name="Inter" fo:font-size="14pt" fo:letter-spacing="normal" fo:font-style="normal" style:text-underline-style="solid" style:text-underline-width="auto" style:text-underline-color="font-color" fo:font-weight="bold" loext:padding="0.049cm" loext:border="0.06pt solid #e1e5eb"/>
    </style:style>
    <style:style style:name="T4" style:family="text">
      <style:text-properties fo:font-variant="normal" fo:text-transform="none" fo:color="#3e4854" loext:opacity="100%" style:font-name="Inter" fo:font-size="14pt" fo:letter-spacing="normal" fo:font-style="normal" style:text-underline-style="solid" style:text-underline-width="auto" style:text-underline-color="font-color" fo:font-weight="normal" loext:padding="0.049cm" loext:border="0.06pt solid #e1e5eb"/>
    </style:style>
    <style:style style:name="T5" style:family="text">
      <style:text-properties fo:font-variant="normal" fo:text-transform="none" fo:color="#3e4854" loext:opacity="100%" style:font-name="Inter" fo:font-size="14pt" fo:letter-spacing="normal" fo:font-style="normal" style:text-underline-style="solid" style:text-underline-width="auto" style:text-underline-color="font-color" fo:font-weight="normal" fo:background-color="transparent" loext:char-shading-value="0" loext:padding="0.049cm" loext:border="0.06pt solid #e1e5eb"/>
    </style:style>
    <style:style style:name="T6" style:family="text">
      <style:text-properties fo:font-variant="normal" fo:text-transform="none" fo:color="#3e4854" loext:opacity="100%" style:font-name="Inter" fo:font-size="14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3e4854" loext:opacity="100%" style:font-name="Inter" fo:font-size="14pt" fo:letter-spacing="normal" fo:font-style="normal" fo:font-weight="normal" loext:padding="0.049cm" loext:border="0.06pt solid #e1e5eb"/>
    </style:style>
    <style:style style:name="T8" style:family="text">
      <style:text-properties fo:font-variant="normal" fo:text-transform="none" fo:color="#3e4854" loext:opacity="100%" style:font-name="Inter" fo:font-size="14pt" fo:letter-spacing="normal" fo:font-style="italic" fo:font-weight="normal" loext:padding="0.049cm" loext:border="0.06pt solid #e1e5eb"/>
    </style:style>
    <style:style style:name="T9" style:family="text">
      <style:text-properties fo:font-variant="normal" fo:text-transform="none" fo:color="#3e4854" loext:opacity="100%" style:font-name="SFMono-Regular" fo:font-size="10.5pt" fo:letter-spacing="normal" fo:font-style="normal" fo:font-weight="normal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10" style:family="text">
      <style:text-properties fo:font-variant="normal" fo:text-transform="none" fo:color="#3e4854" loext:opacity="100%" style:font-name="SFMono-Regular" fo:font-size="10.5pt" fo:letter-spacing="normal" fo:font-style="italic" fo:font-weight="normal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11" style:family="text">
      <style:text-properties fo:font-variant="normal" fo:text-transform="none" fo:color="#3e4854" loext:opacity="100%" fo:letter-spacing="normal" loext:padding="0.049cm" loext:border="0.06pt solid #e1e5eb"/>
    </style:style>
    <style:style style:name="T12" style:family="text">
      <style:text-properties fo:font-variant="normal" fo:text-transform="none" fo:color="#8292a2" loext:opacity="100%" style:font-name="Consolas" fo:font-size="14pt" fo:letter-spacing="normal" fo:font-style="normal" fo:font-weight="normal" loext:padding="0.049cm" loext:border="0.06pt solid #e1e5eb"/>
    </style:style>
    <style:style style:name="T13" style:family="text">
      <style:text-properties fo:font-variant="normal" fo:text-transform="none" fo:color="#66d9ef" loext:opacity="100%" style:font-name="Consolas" fo:font-size="14pt" fo:letter-spacing="normal" fo:font-style="normal" fo:font-weight="normal" loext:padding="0.049cm" loext:border="0.06pt solid #e1e5eb"/>
    </style:style>
    <style:style style:name="T14" style:family="text">
      <style:text-properties fo:font-variant="normal" fo:text-transform="none" fo:color="#f8f8f2" loext:opacity="100%" style:font-name="Consolas" fo:font-size="14pt" fo:letter-spacing="normal" fo:font-style="normal" fo:font-weight="normal" loext:padding="0.049cm" loext:border="0.06pt solid #e1e5eb"/>
    </style:style>
    <style:style style:name="T15" style:family="text">
      <style:text-properties fo:font-variant="normal" fo:text-transform="none" fo:color="#e6db74" loext:opacity="100%" style:font-name="Consolas" fo:font-size="14pt" fo:letter-spacing="normal" fo:font-style="normal" fo:font-weight="normal" loext:padding="0.049cm" loext:border="0.06pt solid #e1e5eb"/>
    </style:style>
    <style:style style:name="T16" style:family="text">
      <style:text-properties fo:font-variant="normal" fo:text-transform="none" fo:color="#a6e22e" loext:opacity="100%" style:font-name="Consolas" fo:font-size="14pt" fo:letter-spacing="normal" fo:font-style="normal" fo:font-weight="normal" loext:padding="0.049cm" loext:border="0.06pt solid #e1e5eb"/>
    </style:style>
    <style:style style:name="T17" style:family="text">
      <style:text-properties fo:font-variant="normal" fo:text-transform="none" fo:color="#ae81ff" loext:opacity="100%" style:font-name="Consolas" fo:font-size="14pt" fo:letter-spacing="normal" fo:font-style="normal" fo:font-weight="normal" loext:padding="0.049cm" loext:border="0.06pt solid #e1e5eb"/>
    </style:style>
    <style:style style:name="T18" style:family="text">
      <style:text-properties fo:font-style="italic"/>
    </style:style>
    <style:style style:name="T19" style:family="text">
      <style:text-properties fo:font-style="italic" loext:padding="0.049cm" loext:border="0.06pt solid #e1e5eb"/>
    </style:style>
    <style:style style:name="T20" style:family="text">
      <style:text-properties style:font-name="SFMono-Regular" fo:font-size="10.5pt" fo:font-style="italic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21" style:family="text">
      <style:text-properties style:font-name="SFMono-Regular" fo:font-size="10.5pt" loext:padding-left="0cm" loext:padding-right="0cm" loext:padding-top="0.049cm" loext:padding-bottom="0.049cm" loext:border-left="none" loext:border-right="none" loext:border-top="0.51pt solid #e1e5eb" loext:border-bottom="0.51pt solid #e1e5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Enunciado Exercício:</text:p>
      <text:p text:style-name="P53">https://app.betrybe.com/learn/course/5e938f69-6e32-43b3-9685-c936530fd326/module/290e715d-73e3-4b2d-a3c7-4fe113474070/section/7939c08a-6df3-4e20-81f3-9581c68d940b/day/60f19dc5-dea8-40c6-8784-2193b59f0975/lesson/93bdf9af-a7da-4c39-a0ea-e2838292fc07</text:p>
      <text:p text:style-name="P26"/>
      <text:p text:style-name="P26">Nos exercícios vamos utilizar diversos conceitos que aprendemos até aqui, praticando como é pensar de uma maneira diferente, agora que sabemos um pouco mais sobre os computadores e como eles funcionam.</text:p>
      <text:p text:style-name="P26"><text:span text:style-name="Strong_20_Emphasis"><text:span text:style-name="T1">Exercício 1</text:span></text:span>: Crie um projeto que simulará a arquitetura que vimos em aula. Ele deverá ter um arquivo principal para a execução do programa que representará nosso <text:span text:style-name="Emphasis"><text:span text:style-name="T19">Sistema Operacional</text:span></text:span> e duas classes, que representarão a <text:span text:style-name="Emphasis"><text:span text:style-name="T19">Memória Principal</text:span></text:span> e a <text:span text:style-name="Emphasis"><text:span text:style-name="T19">Secundária</text:span></text:span>.</text:p>
      <text:p text:style-name="P8"><text:span text:style-name="T18">Cada tipo de memória vai armazenar os dados na memória que ela representa, sendo a Principal aquela que armazena tudo em memória RAM e a secundária no disco. Através do Python estaremos fazendo chamadas ao Sistema Operacional para realizar essas tarefas para nós, pois ele melhor do que ninguém saberá utilizar as memórias. </text:span><text:span text:style-name="Strong_20_Emphasis"><text:span text:style-name="T19">O objetivo do nosso script será realizar a soma de uma lista de números aleatórios utilizando as duas implementações de memória. Os dados serão sempre armazenados como strings!</text:span></text:span></text:p>
      <text:p text:style-name="P26">Vamos lá:</text:p>
      <text:list xml:id="list2067351661" text:style-name="L12">
        <text:list-item>
          <text:p text:style-name="P41">Crie um novo diretório na sua máquina para os exercícios (pode chamar ele de <text:span text:style-name="Source_20_Text"><text:span text:style-name="T21">computador</text:span></text:span> ou <text:span text:style-name="Source_20_Text"><text:span text:style-name="T21">pc</text:span></text:span> 😎).</text:p>
          <text:p text:style-name="P9">Os próximos arquivos deverão ser criados dentro dele.</text:p>
        </text:list-item>
        <text:list-item>
          <text:p text:style-name="P41">Vamos começar a nossa memória principal, ou memória RAM: para isso crie um arquivo <text:span text:style-name="Source_20_Text"><text:span text:style-name="T21">main_memory.py</text:span></text:span> e adicione o conteúdo abaixo nela. Implemente os métodos <text:span text:style-name="Source_20_Text"><text:span text:style-name="T21">get</text:span></text:span> e <text:span text:style-name="Source_20_Text"><text:span text:style-name="T21">load</text:span></text:span>.</text:p>
        </text:list-item>
      </text:list>
      <text:list xml:id="list1330216545" text:style-name="L13">
        <text:list-item>
          <text:p text:style-name="P42">No load você adicionará (<text:span text:style-name="Source_20_Text"><text:span text:style-name="T21">append</text:span></text:span>) o elemento passado (<text:span text:style-name="Source_20_Text"><text:span text:style-name="T21">value</text:span></text:span>) à lista <text:span text:style-name="Source_20_Text"><text:span text:style-name="T21">loaded_memory</text:span></text:span>.</text:p>
        </text:list-item>
        <text:list-item>
          <text:p text:style-name="P43">No get você retornará o valor presente na posição dada (<text:span text:style-name="Source_20_Text"><text:span text:style-name="T21">index</text:span></text:span>) na lista <text:span text:style-name="Source_20_Text"><text:span text:style-name="T21">loaded_memory</text:span></text:span>. Se o valor não existir ou não for numérico, retorne <text:span text:style-name="Source_20_Text"><text:span text:style-name="T21">0</text:span></text:span>.</text:p>
        </text:list-item>
      </text:list>
      <text:p text:style-name="P2"><text:span text:style-name="Source_20_Text"><text:span text:style-name="T12">1</text:span></text:span><text:span text:style-name="Source_20_Text"><text:span text:style-name="T13">class</text:span></text:span><text:span text:style-name="Source_20_Text"><text:span text:style-name="T14"> </text:span></text:span><text:span text:style-name="Source_20_Text"><text:span text:style-name="T15">MainMemory</text:span></text:span><text:span text:style-name="Source_20_Text"><text:span text:style-name="T14">:</text:span></text:span></text:p>
      <text:p text:style-name="P3"><text:span text:style-name="Source_20_Text"><text:span text:style-name="T12">2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__init__</text:span></text:span><text:span text:style-name="Source_20_Text"><text:span text:style-name="T14">(self):</text:span></text:span></text:p>
      <text:p text:style-name="P3"><text:span text:style-name="Source_20_Text"><text:span text:style-name="T12">3</text:span></text:span><text:span text:style-name="Source_20_Text"><text:span text:style-name="T14"> <text:s text:c="3"/>self.clean()</text:span></text:span></text:p>
      <text:p text:style-name="P3"><text:span text:style-name="Source_20_Text"><text:span text:style-name="T12">4</text:span></text:span></text:p>
      <text:p text:style-name="P3"><text:span text:style-name="Source_20_Text"><text:span text:style-name="T12">5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load</text:span></text:span><text:span text:style-name="Source_20_Text"><text:span text:style-name="T14">(self, value):</text:span></text:span></text:p>
      <text:p text:style-name="P3"><text:span text:style-name="Source_20_Text"><text:span text:style-name="T12">6</text:span></text:span><text:span text:style-name="Source_20_Text"><text:span text:style-name="T14"> <text:s text:c="3"/></text:span></text:span><text:span text:style-name="Source_20_Text"><text:span text:style-name="T12"># Sua implementação</text:span></text:span></text:p>
      <text:p text:style-name="P3"><text:span text:style-name="Source_20_Text"><text:span text:style-name="T12">7</text:span></text:span></text:p>
      <text:p text:style-name="P3"><text:soft-page-break/><text:span text:style-name="Source_20_Text"><text:span text:style-name="T12">8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get</text:span></text:span><text:span text:style-name="Source_20_Text"><text:span text:style-name="T14">(self, index):</text:span></text:span></text:p>
      <text:p text:style-name="P3"><text:span text:style-name="Source_20_Text"><text:span text:style-name="T12">9</text:span></text:span><text:span text:style-name="Source_20_Text"><text:span text:style-name="T14"> <text:s text:c="3"/></text:span></text:span><text:span text:style-name="Source_20_Text"><text:span text:style-name="T12"># Sua implementação</text:span></text:span></text:p>
      <text:p text:style-name="P3"><text:span text:style-name="Source_20_Text"><text:span text:style-name="T12">10</text:span></text:span></text:p>
      <text:p text:style-name="P3"><text:span text:style-name="Source_20_Text"><text:span text:style-name="T12">11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clean</text:span></text:span><text:span text:style-name="Source_20_Text"><text:span text:style-name="T14">(self):</text:span></text:span></text:p>
      <text:p text:style-name="P7"><text:span text:style-name="Source_20_Text"><text:span text:style-name="T12">12</text:span></text:span><text:span text:style-name="Source_20_Text"><text:span text:style-name="T14"> <text:s text:c="3"/>self.loaded_memory = []</text:span></text:span></text:p>
      <text:p text:style-name="P10">Perceba que estamos armazenando os valores na memória RAM através das variáveis que definimos!</text:p>
      <text:list xml:id="list3774121977" text:style-name="L14">
        <text:list-item>
          <text:p text:style-name="P44">Crie um arquivo <text:span text:style-name="Source_20_Text"><text:span text:style-name="T21">secondary_memory.py</text:span></text:span> para ser a nossa memória secundária e adicione o conteúdo abaixo. Mais uma vez, você será responsável pela implementação dos métodos <text:span text:style-name="Source_20_Text"><text:span text:style-name="T21">get</text:span></text:span> e <text:span text:style-name="Source_20_Text"><text:span text:style-name="T21">load</text:span></text:span> porém agora você deverá utilizar a função <text:span text:style-name="Source_20_Text"><text:span text:style-name="T21">open</text:span></text:span>, para persistir esses dados em disco.</text:p>
        </text:list-item>
      </text:list>
      <text:list xml:id="list1131309789" text:style-name="L15">
        <text:list-item>
          <text:p text:style-name="P45">No <text:span text:style-name="Source_20_Text"><text:span text:style-name="T21">load</text:span></text:span>, utilizando o método <text:span text:style-name="Source_20_Text"><text:span text:style-name="T21">open</text:span></text:span>, escreva um código que crie um novo arquivo utilizando <text:span text:style-name="Source_20_Text"><text:span text:style-name="T21">next_file_name</text:span></text:span> como <text:span text:style-name="Source_20_Text"><text:span text:style-name="T21">path</text:span></text:span> e salve o <text:span text:style-name="Source_20_Text"><text:span text:style-name="T21">value</text:span></text:span> no conteúdo deste novo arquivo.</text:p>
        </text:list-item>
        <text:list-item>
          <text:p text:style-name="P46">No <text:span text:style-name="Source_20_Text"><text:span text:style-name="T21">get</text:span></text:span>, também utilizando o método <text:span text:style-name="Source_20_Text"><text:span text:style-name="T21">open</text:span></text:span>, retorne o conteúdo do arquivo <text:span text:style-name="Source_20_Text"><text:span text:style-name="T21">file_name</text:span></text:span>. Não esqueça de converter o valor para numérico (<text:span text:style-name="Emphasis"><text:span text:style-name="T19">float</text:span></text:span> ou <text:span text:style-name="Emphasis"><text:span text:style-name="T19">int</text:span></text:span>).</text:p>
        </text:list-item>
      </text:list>
      <text:p text:style-name="P2"><text:span text:style-name="Source_20_Text"><text:span text:style-name="T12">1</text:span></text:span><text:span text:style-name="Source_20_Text"><text:span text:style-name="T13">from</text:span></text:span><text:span text:style-name="Source_20_Text"><text:span text:style-name="T14"> os </text:span></text:span><text:span text:style-name="Source_20_Text"><text:span text:style-name="T13">import</text:span></text:span><text:span text:style-name="Source_20_Text"><text:span text:style-name="T14"> mkdir, listdir</text:span></text:span></text:p>
      <text:p text:style-name="P3"><text:span text:style-name="Source_20_Text"><text:span text:style-name="T12">2</text:span></text:span><text:span text:style-name="Source_20_Text"><text:span text:style-name="T13">from</text:span></text:span><text:span text:style-name="Source_20_Text"><text:span text:style-name="T14"> os.path </text:span></text:span><text:span text:style-name="Source_20_Text"><text:span text:style-name="T13">import</text:span></text:span><text:span text:style-name="Source_20_Text"><text:span text:style-name="T14"> join</text:span></text:span></text:p>
      <text:p text:style-name="P3"><text:span text:style-name="Source_20_Text"><text:span text:style-name="T12">3</text:span></text:span><text:span text:style-name="Source_20_Text"><text:span text:style-name="T13">from</text:span></text:span><text:span text:style-name="Source_20_Text"><text:span text:style-name="T14"> shutil </text:span></text:span><text:span text:style-name="Source_20_Text"><text:span text:style-name="T13">import</text:span></text:span><text:span text:style-name="Source_20_Text"><text:span text:style-name="T14"> rmtree</text:span></text:span></text:p>
      <text:p text:style-name="P3"><text:span text:style-name="Source_20_Text"><text:span text:style-name="T12">4</text:span></text:span></text:p>
      <text:p text:style-name="P3"><text:span text:style-name="Source_20_Text"><text:span text:style-name="T12">5</text:span></text:span><text:span text:style-name="Source_20_Text"><text:span text:style-name="T14">DISK_PATH = </text:span></text:span><text:span text:style-name="Source_20_Text"><text:span text:style-name="T16">"./disk"</text:span></text:span></text:p>
      <text:p text:style-name="P3"><text:span text:style-name="Source_20_Text"><text:span text:style-name="T12">6</text:span></text:span></text:p>
      <text:p text:style-name="P3"><text:span text:style-name="Source_20_Text"><text:span text:style-name="T12">7</text:span></text:span></text:p>
      <text:p text:style-name="P3"><text:span text:style-name="Source_20_Text"><text:span text:style-name="T12">8</text:span></text:span><text:span text:style-name="Source_20_Text"><text:span text:style-name="T13">class</text:span></text:span><text:span text:style-name="Source_20_Text"><text:span text:style-name="T14"> </text:span></text:span><text:span text:style-name="Source_20_Text"><text:span text:style-name="T15">SecondaryMemory</text:span></text:span><text:span text:style-name="Source_20_Text"><text:span text:style-name="T14">:</text:span></text:span></text:p>
      <text:p text:style-name="P3"><text:span text:style-name="Source_20_Text"><text:span text:style-name="T12">9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__init__</text:span></text:span><text:span text:style-name="Source_20_Text"><text:span text:style-name="T14">(self, disk_path=DISK_PATH):</text:span></text:span></text:p>
      <text:p text:style-name="P3"><text:span text:style-name="Source_20_Text"><text:span text:style-name="T12">10</text:span></text:span><text:span text:style-name="Source_20_Text"><text:span text:style-name="T14"> <text:s text:c="3"/>self.disk_path = disk_path</text:span></text:span></text:p>
      <text:p text:style-name="P3"><text:span text:style-name="Source_20_Text"><text:span text:style-name="T12">11</text:span></text:span><text:span text:style-name="Source_20_Text"><text:span text:style-name="T14"> <text:s text:c="3"/></text:span></text:span><text:span text:style-name="Source_20_Text"><text:span text:style-name="T13">try</text:span></text:span><text:span text:style-name="Source_20_Text"><text:span text:style-name="T14">:</text:span></text:span></text:p>
      <text:p text:style-name="P3"><text:span text:style-name="Source_20_Text"><text:span text:style-name="T12">12</text:span></text:span><text:span text:style-name="Source_20_Text"><text:span text:style-name="T14"> <text:s text:c="7"/>mkdir(self.disk_path)</text:span></text:span></text:p>
      <text:p text:style-name="P3"><text:span text:style-name="Source_20_Text"><text:span text:style-name="T12">13</text:span></text:span><text:span text:style-name="Source_20_Text"><text:span text:style-name="T14"> <text:s text:c="3"/></text:span></text:span><text:span text:style-name="Source_20_Text"><text:span text:style-name="T13">except</text:span></text:span><text:span text:style-name="Source_20_Text"><text:span text:style-name="T14"> FileExistsError:</text:span></text:span></text:p>
      <text:p text:style-name="P3"><text:soft-page-break/><text:span text:style-name="Source_20_Text"><text:span text:style-name="T12">14</text:span></text:span><text:span text:style-name="Source_20_Text"><text:span text:style-name="T14"> <text:s text:c="7"/></text:span></text:span><text:span text:style-name="Source_20_Text"><text:span text:style-name="T13">pass</text:span></text:span></text:p>
      <text:p text:style-name="P3"><text:span text:style-name="Source_20_Text"><text:span text:style-name="T12">15</text:span></text:span></text:p>
      <text:p text:style-name="P3"><text:span text:style-name="Source_20_Text"><text:span text:style-name="T12">16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load</text:span></text:span><text:span text:style-name="Source_20_Text"><text:span text:style-name="T14">(self, value):</text:span></text:span></text:p>
      <text:p text:style-name="P3"><text:span text:style-name="Source_20_Text"><text:span text:style-name="T12">17</text:span></text:span><text:span text:style-name="Source_20_Text"><text:span text:style-name="T14"> <text:s text:c="3"/>value = </text:span></text:span><text:span text:style-name="Source_20_Text"><text:span text:style-name="T16">str</text:span></text:span><text:span text:style-name="Source_20_Text"><text:span text:style-name="T14">(value)</text:span></text:span></text:p>
      <text:p text:style-name="P3"><text:span text:style-name="Source_20_Text"><text:span text:style-name="T12">18</text:span></text:span><text:span text:style-name="Source_20_Text"><text:span text:style-name="T14"> <text:s text:c="3"/>next_index = </text:span></text:span><text:span text:style-name="Source_20_Text"><text:span text:style-name="T16">str</text:span></text:span><text:span text:style-name="Source_20_Text"><text:span text:style-name="T14">(</text:span></text:span><text:span text:style-name="Source_20_Text"><text:span text:style-name="T16">len</text:span></text:span><text:span text:style-name="Source_20_Text"><text:span text:style-name="T14">(listdir(self.disk_path)))</text:span></text:span></text:p>
      <text:p text:style-name="P3"><text:span text:style-name="Source_20_Text"><text:span text:style-name="T12">19</text:span></text:span><text:span text:style-name="Source_20_Text"><text:span text:style-name="T14"> <text:s text:c="3"/>next_file_name = join(self.disk_path, next_index)</text:span></text:span></text:p>
      <text:p text:style-name="P3"><text:span text:style-name="Source_20_Text"><text:span text:style-name="T12">20</text:span></text:span><text:span text:style-name="Source_20_Text"><text:span text:style-name="T14"> <text:s text:c="3"/></text:span></text:span><text:span text:style-name="Source_20_Text"><text:span text:style-name="T12"># Sua implementação</text:span></text:span></text:p>
      <text:p text:style-name="P3"><text:span text:style-name="Source_20_Text"><text:span text:style-name="T12">21</text:span></text:span></text:p>
      <text:p text:style-name="P3"><text:span text:style-name="Source_20_Text"><text:span text:style-name="T12">22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get</text:span></text:span><text:span text:style-name="Source_20_Text"><text:span text:style-name="T14">(self, index):</text:span></text:span></text:p>
      <text:p text:style-name="P3"><text:span text:style-name="Source_20_Text"><text:span text:style-name="T12">23</text:span></text:span><text:span text:style-name="Source_20_Text"><text:span text:style-name="T14"> <text:s text:c="3"/>index = </text:span></text:span><text:span text:style-name="Source_20_Text"><text:span text:style-name="T16">str</text:span></text:span><text:span text:style-name="Source_20_Text"><text:span text:style-name="T14">(index)</text:span></text:span></text:p>
      <text:p text:style-name="P3"><text:span text:style-name="Source_20_Text"><text:span text:style-name="T12">24</text:span></text:span><text:span text:style-name="Source_20_Text"><text:span text:style-name="T14"> <text:s text:c="3"/>file_name = join(self.disk_path, index)</text:span></text:span></text:p>
      <text:p text:style-name="P3"><text:span text:style-name="Source_20_Text"><text:span text:style-name="T12">25</text:span></text:span><text:span text:style-name="Source_20_Text"><text:span text:style-name="T14"> <text:s text:c="3"/></text:span></text:span><text:span text:style-name="Source_20_Text"><text:span text:style-name="T12"># Sua implementação</text:span></text:span></text:p>
      <text:p text:style-name="P3"><text:span text:style-name="Source_20_Text"><text:span text:style-name="T12">26</text:span></text:span></text:p>
      <text:p text:style-name="P3"><text:span text:style-name="Source_20_Text"><text:span text:style-name="T12">27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clean</text:span></text:span><text:span text:style-name="Source_20_Text"><text:span text:style-name="T14">(self):</text:span></text:span></text:p>
      <text:p text:style-name="P3"><text:span text:style-name="Source_20_Text"><text:span text:style-name="T12">28</text:span></text:span><text:span text:style-name="Source_20_Text"><text:span text:style-name="T14"> <text:s text:c="3"/>rmtree(self.disk_path)</text:span></text:span></text:p>
      <text:p text:style-name="P4"><text:span text:style-name="Source_20_Text"><text:span text:style-name="T12">29</text:span></text:span><text:span text:style-name="Source_20_Text"><text:span text:style-name="T14"> <text:s text:c="3"/>mkdir(self.disk_path)</text:span></text:span></text:p>
      <text:list xml:id="list3922985132" text:style-name="L16">
        <text:list-item>
          <text:p text:style-name="P47">Vamos criar nosso arquivo principal para gerenciar as “memórias” que criamos. Para isso, crie um novo arquivo <text:span text:style-name="Source_20_Text"><text:span text:style-name="T21">operating_system.py</text:span></text:span> e coloque o seguinte conteúdo:</text:p>
        </text:list-item>
      </text:list>
      <text:p text:style-name="P2"><text:span text:style-name="Source_20_Text"><text:span text:style-name="T12">1</text:span></text:span><text:span text:style-name="Source_20_Text"><text:span text:style-name="T13">from</text:span></text:span><text:span text:style-name="Source_20_Text"><text:span text:style-name="T14"> time </text:span></text:span><text:span text:style-name="Source_20_Text"><text:span text:style-name="T13">import</text:span></text:span><text:span text:style-name="Source_20_Text"><text:span text:style-name="T14"> perf_counter</text:span></text:span></text:p>
      <text:p text:style-name="P3"><text:span text:style-name="Source_20_Text"><text:span text:style-name="T12">2</text:span></text:span></text:p>
      <text:p text:style-name="P3"><text:span text:style-name="Source_20_Text"><text:span text:style-name="T12">3</text:span></text:span><text:span text:style-name="Source_20_Text"><text:span text:style-name="T13">from</text:span></text:span><text:span text:style-name="Source_20_Text"><text:span text:style-name="T14"> main_memory </text:span></text:span><text:span text:style-name="Source_20_Text"><text:span text:style-name="T13">import</text:span></text:span><text:span text:style-name="Source_20_Text"><text:span text:style-name="T14"> MainMemory</text:span></text:span></text:p>
      <text:p text:style-name="P3"><text:span text:style-name="Source_20_Text"><text:span text:style-name="T12">4</text:span></text:span><text:span text:style-name="Source_20_Text"><text:span text:style-name="T13">from</text:span></text:span><text:span text:style-name="Source_20_Text"><text:span text:style-name="T14"> secondary_memory </text:span></text:span><text:span text:style-name="Source_20_Text"><text:span text:style-name="T13">import</text:span></text:span><text:span text:style-name="Source_20_Text"><text:span text:style-name="T14"> SecondaryMemory</text:span></text:span></text:p>
      <text:p text:style-name="P3"><text:span text:style-name="Source_20_Text"><text:span text:style-name="T12">5</text:span></text:span></text:p>
      <text:p text:style-name="P3"><text:span text:style-name="Source_20_Text"><text:span text:style-name="T12">6</text:span></text:span><text:span text:style-name="Source_20_Text"><text:span text:style-name="T14">main = MainMemory()</text:span></text:span></text:p>
      <text:p text:style-name="P3"><text:span text:style-name="Source_20_Text"><text:span text:style-name="T12">7</text:span></text:span><text:span text:style-name="Source_20_Text"><text:span text:style-name="T14">secondary = SecondaryMemory()</text:span></text:span></text:p>
      <text:p text:style-name="P3"><text:soft-page-break/><text:span text:style-name="Source_20_Text"><text:span text:style-name="T12">8</text:span></text:span></text:p>
      <text:p text:style-name="P3"><text:span text:style-name="Source_20_Text"><text:span text:style-name="T12">9# Números aleatórios a serem somados</text:span></text:span></text:p>
      <text:p text:style-name="P3"><text:span text:style-name="Source_20_Text"><text:span text:style-name="T12">10</text:span></text:span><text:span text:style-name="Source_20_Text"><text:span text:style-name="T14">RANDOM_NUMBERS = [</text:span></text:span><text:span text:style-name="Source_20_Text"><text:span text:style-name="T16">"36912"</text:span></text:span><text:span text:style-name="Source_20_Text"><text:span text:style-name="T14">, </text:span></text:span><text:span text:style-name="Source_20_Text"><text:span text:style-name="T16">"84300"</text:span></text:span><text:span text:style-name="Source_20_Text"><text:span text:style-name="T14">] * </text:span></text:span><text:span text:style-name="Source_20_Text"><text:span text:style-name="T17">100</text:span></text:span></text:p>
      <text:p text:style-name="P3"><text:span text:style-name="Source_20_Text"><text:span text:style-name="T12">11</text:span></text:span></text:p>
      <text:p text:style-name="P3"><text:span text:style-name="Source_20_Text"><text:span text:style-name="T12">12</text:span></text:span><text:span text:style-name="Source_20_Text"><text:span text:style-name="T13">def</text:span></text:span><text:span text:style-name="Source_20_Text"><text:span text:style-name="T14"> </text:span></text:span><text:span text:style-name="Source_20_Text"><text:span text:style-name="T15">timer</text:span></text:span><text:span text:style-name="Source_20_Text"><text:span text:style-name="T14">(string, initial_time):</text:span></text:span></text:p>
      <text:p text:style-name="P3"><text:span text:style-name="Source_20_Text"><text:span text:style-name="T12">13</text:span></text:span><text:span text:style-name="Source_20_Text"><text:span text:style-name="T14"> <text:s text:c="3"/></text:span></text:span><text:span text:style-name="Source_20_Text"><text:span text:style-name="T16">"""Função auxiliar para print temporizado"""</text:span></text:span></text:p>
      <text:p text:style-name="P3"><text:span text:style-name="Source_20_Text"><text:span text:style-name="T12">14</text:span></text:span><text:span text:style-name="Source_20_Text"><text:span text:style-name="T14"> <text:s text:c="3"/></text:span></text:span><text:span text:style-name="Source_20_Text"><text:span text:style-name="T13">print</text:span></text:span><text:span text:style-name="Source_20_Text"><text:span text:style-name="T14">(string)</text:span></text:span></text:p>
      <text:p text:style-name="P3"><text:span text:style-name="Source_20_Text"><text:span text:style-name="T12">15</text:span></text:span><text:span text:style-name="Source_20_Text"><text:span text:style-name="T14"> <text:s text:c="3"/></text:span></text:span><text:span text:style-name="Source_20_Text"><text:span text:style-name="T13">print</text:span></text:span><text:span text:style-name="Source_20_Text"><text:span text:style-name="T14">(</text:span></text:span><text:span text:style-name="Source_20_Text"><text:span text:style-name="T16">f"Tempo para a tarefa terminar: </text:span></text:span><text:span text:style-name="Source_20_Text"><text:span text:style-name="T14">{perf_counter() - initial_time:6f}</text:span></text:span><text:span text:style-name="Source_20_Text"><text:span text:style-name="T16">\n"</text:span></text:span><text:span text:style-name="Source_20_Text"><text:span text:style-name="T14">)</text:span></text:span></text:p>
      <text:p text:style-name="P3"><text:span text:style-name="Source_20_Text"><text:span text:style-name="T12">16</text:span></text:span></text:p>
      <text:p text:style-name="P3"><text:span text:style-name="Source_20_Text"><text:span text:style-name="T12">17</text:span></text:span></text:p>
      <text:p text:style-name="P3"><text:span text:style-name="Source_20_Text"><text:span text:style-name="T12">18# Desempenho da memória primária</text:span></text:span></text:p>
      <text:p text:style-name="P3"><text:span text:style-name="Source_20_Text"><text:span text:style-name="T12">19</text:span></text:span><text:span text:style-name="Source_20_Text"><text:span text:style-name="T14">main_load_init_time = perf_counter()</text:span></text:span></text:p>
      <text:p text:style-name="P3"><text:span text:style-name="Source_20_Text"><text:span text:style-name="T12">20</text:span></text:span><text:span text:style-name="Source_20_Text"><text:span text:style-name="T13">for</text:span></text:span><text:span text:style-name="Source_20_Text"><text:span text:style-name="T14"> number </text:span></text:span><text:span text:style-name="Source_20_Text"><text:span text:style-name="T13">in</text:span></text:span><text:span text:style-name="Source_20_Text"><text:span text:style-name="T14"> RANDOM_NUMBERS:</text:span></text:span></text:p>
      <text:p text:style-name="P3"><text:span text:style-name="Source_20_Text"><text:span text:style-name="T12">21</text:span></text:span><text:span text:style-name="Source_20_Text"><text:span text:style-name="T14"> <text:s text:c="3"/>main.load(number)</text:span></text:span></text:p>
      <text:p text:style-name="P3"><text:span text:style-name="Source_20_Text"><text:span text:style-name="T12">22</text:span></text:span><text:span text:style-name="Source_20_Text"><text:span text:style-name="T14">timer(</text:span></text:span><text:span text:style-name="Source_20_Text"><text:span text:style-name="T16">"Números carregados na memória principal"</text:span></text:span><text:span text:style-name="Source_20_Text"><text:span text:style-name="T14">, main_load_init_time)</text:span></text:span></text:p>
      <text:p text:style-name="P3"><text:span text:style-name="Source_20_Text"><text:span text:style-name="T12">23</text:span></text:span></text:p>
      <text:p text:style-name="P3"><text:span text:style-name="Source_20_Text"><text:span text:style-name="T12">24</text:span></text:span><text:span text:style-name="Source_20_Text"><text:span text:style-name="T14">main_get_init_time = perf_counter()</text:span></text:span></text:p>
      <text:p text:style-name="P3"><text:span text:style-name="Source_20_Text"><text:span text:style-name="T12">25</text:span></text:span><text:span text:style-name="Source_20_Text"><text:span text:style-name="T14">main_sum = </text:span></text:span><text:span text:style-name="Source_20_Text"><text:span text:style-name="T16">sum</text:span></text:span><text:span text:style-name="Source_20_Text"><text:span text:style-name="T14">([main.get(i) </text:span></text:span><text:span text:style-name="Source_20_Text"><text:span text:style-name="T13">for</text:span></text:span><text:span text:style-name="Source_20_Text"><text:span text:style-name="T14"> i </text:span></text:span><text:span text:style-name="Source_20_Text"><text:span text:style-name="T13">in</text:span></text:span><text:span text:style-name="Source_20_Text"><text:span text:style-name="T14"> </text:span></text:span><text:span text:style-name="Source_20_Text"><text:span text:style-name="T16">range</text:span></text:span><text:span text:style-name="Source_20_Text"><text:span text:style-name="T14">(</text:span></text:span><text:span text:style-name="Source_20_Text"><text:span text:style-name="T16">len</text:span></text:span><text:span text:style-name="Source_20_Text"><text:span text:style-name="T14">(RANDOM_NUMBERS))])</text:span></text:span></text:p>
      <text:p text:style-name="P3"><text:span text:style-name="Source_20_Text"><text:span text:style-name="T12">26</text:span></text:span><text:span text:style-name="Source_20_Text"><text:span text:style-name="T14">timer(</text:span></text:span><text:span text:style-name="Source_20_Text"><text:span text:style-name="T16">f"Soma na memória principal: </text:span></text:span><text:span text:style-name="Source_20_Text"><text:span text:style-name="T14">{main_sum}</text:span></text:span><text:span text:style-name="Source_20_Text"><text:span text:style-name="T16">"</text:span></text:span><text:span text:style-name="Source_20_Text"><text:span text:style-name="T14">, main_get_init_time)</text:span></text:span></text:p>
      <text:p text:style-name="P3"><text:span text:style-name="Source_20_Text"><text:span text:style-name="T12">27</text:span></text:span></text:p>
      <text:p text:style-name="P3"><text:span text:style-name="Source_20_Text"><text:span text:style-name="T12">28</text:span></text:span><text:span text:style-name="Source_20_Text"><text:span text:style-name="T14">main_clean_init_time = perf_counter()</text:span></text:span></text:p>
      <text:p text:style-name="P3"><text:soft-page-break/><text:span text:style-name="Source_20_Text"><text:span text:style-name="T12">29</text:span></text:span><text:span text:style-name="Source_20_Text"><text:span text:style-name="T14">main.clean()</text:span></text:span></text:p>
      <text:p text:style-name="P3"><text:span text:style-name="Source_20_Text"><text:span text:style-name="T12">30</text:span></text:span><text:span text:style-name="Source_20_Text"><text:span text:style-name="T14">timer(</text:span></text:span><text:span text:style-name="Source_20_Text"><text:span text:style-name="T16">"Clean na memória principal"</text:span></text:span><text:span text:style-name="Source_20_Text"><text:span text:style-name="T14">, main_clean_init_time)</text:span></text:span></text:p>
      <text:p text:style-name="P3"><text:span text:style-name="Source_20_Text"><text:span text:style-name="T12">31</text:span></text:span></text:p>
      <text:p text:style-name="P3"><text:span text:style-name="Source_20_Text"><text:span text:style-name="T12">32</text:span></text:span></text:p>
      <text:p text:style-name="P3"><text:span text:style-name="Source_20_Text"><text:span text:style-name="T12">33# Desempenho da memória secundária</text:span></text:span></text:p>
      <text:p text:style-name="P3"><text:span text:style-name="Source_20_Text"><text:span text:style-name="T12">34</text:span></text:span><text:span text:style-name="Source_20_Text"><text:span text:style-name="T14">secondary_load_initial_time = perf_counter()</text:span></text:span></text:p>
      <text:p text:style-name="P3"><text:span text:style-name="Source_20_Text"><text:span text:style-name="T12">35</text:span></text:span><text:span text:style-name="Source_20_Text"><text:span text:style-name="T13">for</text:span></text:span><text:span text:style-name="Source_20_Text"><text:span text:style-name="T14"> number </text:span></text:span><text:span text:style-name="Source_20_Text"><text:span text:style-name="T13">in</text:span></text:span><text:span text:style-name="Source_20_Text"><text:span text:style-name="T14"> RANDOM_NUMBERS:</text:span></text:span></text:p>
      <text:p text:style-name="P3"><text:span text:style-name="Source_20_Text"><text:span text:style-name="T12">36</text:span></text:span><text:span text:style-name="Source_20_Text"><text:span text:style-name="T14"> <text:s text:c="3"/>secondary.load(number)</text:span></text:span></text:p>
      <text:p text:style-name="P3"><text:span text:style-name="Source_20_Text"><text:span text:style-name="T12">37</text:span></text:span><text:span text:style-name="Source_20_Text"><text:span text:style-name="T14">timer(</text:span></text:span><text:span text:style-name="Source_20_Text"><text:span text:style-name="T16">"Números carregados na memória secundária"</text:span></text:span><text:span text:style-name="Source_20_Text"><text:span text:style-name="T14">, secondary_load_initial_time)</text:span></text:span></text:p>
      <text:p text:style-name="P3"><text:span text:style-name="Source_20_Text"><text:span text:style-name="T12">38</text:span></text:span></text:p>
      <text:p text:style-name="P3"><text:span text:style-name="Source_20_Text"><text:span text:style-name="T12">39</text:span></text:span><text:span text:style-name="Source_20_Text"><text:span text:style-name="T14">secondary_get_init_time = perf_counter()</text:span></text:span></text:p>
      <text:p text:style-name="P3"><text:span text:style-name="Source_20_Text"><text:span text:style-name="T12">40</text:span></text:span><text:span text:style-name="Source_20_Text"><text:span text:style-name="T14">secondary_sum = </text:span></text:span><text:span text:style-name="Source_20_Text"><text:span text:style-name="T16">sum</text:span></text:span><text:span text:style-name="Source_20_Text"><text:span text:style-name="T14">([secondary.get(i) </text:span></text:span><text:span text:style-name="Source_20_Text"><text:span text:style-name="T13">for</text:span></text:span><text:span text:style-name="Source_20_Text"><text:span text:style-name="T14"> i </text:span></text:span><text:span text:style-name="Source_20_Text"><text:span text:style-name="T13">in</text:span></text:span><text:span text:style-name="Source_20_Text"><text:span text:style-name="T14"> </text:span></text:span><text:span text:style-name="Source_20_Text"><text:span text:style-name="T16">range</text:span></text:span><text:span text:style-name="Source_20_Text"><text:span text:style-name="T14">(</text:span></text:span><text:span text:style-name="Source_20_Text"><text:span text:style-name="T16">len</text:span></text:span><text:span text:style-name="Source_20_Text"><text:span text:style-name="T14">(RANDOM_NUMBERS))])</text:span></text:span></text:p>
      <text:p text:style-name="P3"><text:span text:style-name="Source_20_Text"><text:span text:style-name="T12">41</text:span></text:span><text:span text:style-name="Source_20_Text"><text:span text:style-name="T14">timer(</text:span></text:span><text:span text:style-name="Source_20_Text"><text:span text:style-name="T16">f"Soma na memória secundária: </text:span></text:span><text:span text:style-name="Source_20_Text"><text:span text:style-name="T14">{secondary_sum}</text:span></text:span><text:span text:style-name="Source_20_Text"><text:span text:style-name="T16">"</text:span></text:span><text:span text:style-name="Source_20_Text"><text:span text:style-name="T14">, secondary_get_init_time)</text:span></text:span></text:p>
      <text:p text:style-name="P3"><text:span text:style-name="Source_20_Text"><text:span text:style-name="T12">42</text:span></text:span></text:p>
      <text:p text:style-name="P3"><text:span text:style-name="Source_20_Text"><text:span text:style-name="T12">43</text:span></text:span><text:span text:style-name="Source_20_Text"><text:span text:style-name="T14">secondary_clean_init_time = perf_counter()</text:span></text:span></text:p>
      <text:p text:style-name="P3"><text:span text:style-name="Source_20_Text"><text:span text:style-name="T12">44</text:span></text:span><text:span text:style-name="Source_20_Text"><text:span text:style-name="T14">secondary.clean()</text:span></text:span></text:p>
      <text:p text:style-name="P4"><text:span text:style-name="Source_20_Text"><text:span text:style-name="T12">45</text:span></text:span><text:span text:style-name="Source_20_Text"><text:span text:style-name="T14">timer(</text:span></text:span><text:span text:style-name="Source_20_Text"><text:span text:style-name="T16">"Clean na memória secundária"</text:span></text:span><text:span text:style-name="Source_20_Text"><text:span text:style-name="T14">, secondary_clean_init_time)</text:span></text:span></text:p>
      <text:p text:style-name="P8"><text:span text:style-name="T18">Perceba que o script do nosso Sistema Operacional faz a medição do tempo que cada uma das três operações (load, get e clean) leva para acontecer tanto na memória principal quanto na secundária. Além disso, as operações são testadas com uma lista de valores (</text:span><text:span text:style-name="Source_20_Text"><text:span text:style-name="T20">RANDOM_NUMBERS</text:span></text:span><text:span text:style-name="T18">).</text:span></text:p>
      <text:list xml:id="list622678165" text:style-name="L17">
        <text:list-item>
          <text:p text:style-name="P48"><text:soft-page-break/>Vamos testar nosso script! Execute o comando <text:span text:style-name="Source_20_Text"><text:span text:style-name="T21">python operating_system.py</text:span></text:span> e veja a saída no console. Deu certo?! Como foram os tempos de saída?!</text:p>
        </text:list-item>
        <text:list-item>
          <text:p text:style-name="P48">Para deixar nosso script ainda mais legal, vamos aumentar a quantidade de números para serem somados. Adicione uma grande quantidade de números no array de números aleatórios. Para isso, basta adicionar <text:span text:style-name="Source_20_Text"><text:span text:style-name="T21">* 200</text:span></text:span> ao final da linha que declara a lista <text:span text:style-name="Source_20_Text"><text:span text:style-name="T21">RANDOM_NUMBERS</text:span></text:span>, para multiplicar a quantidade de elementos na lista. Rode o script novamente. Como foi o tempo de resposta agora? Deu diferença, né? Qual foi mais rápido?!</text:p>
        </text:list-item>
        <text:list-item>
          <text:p text:style-name="P48">Agora, vamos reforçar mais um conteúdo aprendido:</text:p>
        </text:list-item>
        <text:list-item>
          <text:p text:style-name="P48">Comente os trechos de código que fazem a operação de limpeza (<text:span text:style-name="Source_20_Text"><text:span text:style-name="T21">clean</text:span></text:span>) da memória.</text:p>
        </text:list-item>
        <text:list-item>
          <text:p text:style-name="P48">Execute o comando novamente</text:p>
        </text:list-item>
        <text:list-item>
          <text:p text:style-name="P48">Comente os trechos de código que fazem a operação de carregamento (<text:span text:style-name="Source_20_Text"><text:span text:style-name="T21">load</text:span></text:span>) da memória e execute novamente.</text:p>
        </text:list-item>
        <text:list-item>
          <text:p text:style-name="P48">Compare os resultados das somas. O que aconteceu?</text:p>
        </text:list-item>
      </text:list>
      <text:p text:style-name="P26"><text:span text:style-name="Strong_20_Emphasis"><text:span text:style-name="T1">Exercício 2</text:span></text:span>: Agora vamos explorar o sistema que estamos utilizando. Crie um script chamado <text:span text:style-name="Source_20_Text"><text:span text:style-name="T21">my_platform.py</text:span></text:span> e utilize-o para exibir no console as informações solicitadas abaixo. Para isso, utilize o módulo <text:a xlink:type="simple" xlink:href="https://docs.python.org/3/library/platform.html" office:target-frame-name="_blank" xlink:show="new" text:style-name="Internet_20_link" text:visited-style-name="Visited_20_Internet_20_Link"><text:span text:style-name="T2">platform</text:span></text:a> do Python 😎.</text:p>
      <text:list xml:id="list3731258798" text:style-name="L18">
        <text:list-item>
          <text:p text:style-name="P49">A <text:span text:style-name="Emphasis"><text:span text:style-name="T19">plataforma</text:span></text:span> que está sendo utilizada (<text:span text:style-name="Source_20_Text"><text:span text:style-name="T21">linux</text:span></text:span>, <text:span text:style-name="Source_20_Text"><text:span text:style-name="T21">win32</text:span></text:span>, <text:span text:style-name="Source_20_Text"><text:span text:style-name="T21">darwin</text:span></text:span>, etc);</text:p>
        </text:list-item>
        <text:list-item>
          <text:p text:style-name="P49">A versão (release);</text:p>
        </text:list-item>
        <text:list-item>
          <text:p text:style-name="P50">A arquitetura (<text:span text:style-name="Source_20_Text"><text:span text:style-name="T21">x32</text:span></text:span> ou <text:span text:style-name="Source_20_Text"><text:span text:style-name="T21">x64</text:span></text:span>);</text:p>
        </text:list-item>
      </text:list>
      <text:p text:style-name="P26"><text:span text:style-name="Strong_20_Emphasis"><text:span text:style-name="T1">Exercício 3</text:span></text:span>: Agora vamos tanto explorar o hardware que estamos utilizando quanto aprender algo interessante: enviar programaticamente comandos para o shell. Crie um script chamado <text:span text:style-name="Source_20_Text"><text:span text:style-name="T21">resources.py</text:span></text:span> e utilize-o para exibir no console as informações solicitadas abaixo. Para isso, utilize o método <text:span text:style-name="Source_20_Text"><text:span text:style-name="T21">check_output</text:span></text:span> do módulo <text:a xlink:type="simple" xlink:href="https://docs.python.org/3/library/subprocess.html" office:target-frame-name="_blank" xlink:show="new" text:style-name="Internet_20_link" text:visited-style-name="Visited_20_Internet_20_Link"><text:span text:style-name="T2">subprocess</text:span></text:a> do Python 😎.</text:p>
      <text:list xml:id="list3937578799" text:style-name="L19">
        <text:list-item>
          <text:p text:style-name="P51">Informações sobre a sua CPU (no Linux você pode usar comando <text:span text:style-name="Source_20_Text"><text:span text:style-name="T21">lscpu</text:span></text:span>, e no OSX você pode usar o comando <text:span text:style-name="Source_20_Text"><text:span text:style-name="T21">sysctl -n machdep.cpu.brand_string</text:span></text:span>):</text:p>
        </text:list-item>
        <text:list-item>
          <text:p text:style-name="P51">O modelo;</text:p>
        </text:list-item>
        <text:list-item>
          <text:p text:style-name="P51">A quantidade de <text:span text:style-name="Emphasis"><text:span text:style-name="T19">cores</text:span></text:span>;</text:p>
        </text:list-item>
        <text:list-item>
          <text:p text:style-name="P51">A velocidade em <text:span text:style-name="Strong_20_Emphasis"><text:span text:style-name="T1">Megahertz - MHz</text:span></text:span>;</text:p>
        </text:list-item>
        <text:list-item>
          <text:p text:style-name="P51">A quantidade de cache (L1, L2, L3).</text:p>
        </text:list-item>
        <text:list-item>
          <text:p text:style-name="P51">Informações sobre a memória RAM (no Linux você pode usar comando <text:span text:style-name="Source_20_Text"><text:span text:style-name="T21">free</text:span></text:span>, e no OSX você pode usar o comando <text:span text:style-name="Source_20_Text"><text:span text:style-name="T21">top -l 1 | head -n 10 | grep PhysMem</text:span></text:span>):</text:p>
        </text:list-item>
        <text:list-item>
          <text:p text:style-name="P51">A quantidade total de memória RAM disponível em sua máquina <text:span text:style-name="Strong_20_Emphasis"><text:span text:style-name="T1">em megabytes - MB</text:span></text:span> (faça a conversão também 😉).</text:p>
        </text:list-item>
        <text:list-item>
          <text:p text:style-name="P51">A quantidade total de memória RAM que está sendo utilizada <text:span text:style-name="Strong_20_Emphasis"><text:span text:style-name="T1">em megabytes - MB</text:span></text:span>.</text:p>
        </text:list-item>
      </text:list>
      <text:p text:style-name="P26">👀 <text:span text:style-name="Strong_20_Emphasis"><text:span text:style-name="T1">De olho na dica:</text:span></text:span></text:p>
      <text:list xml:id="list46932248" text:style-name="L20">
        <text:list-item>
          <text:p text:style-name="P52">O método <text:span text:style-name="Source_20_Text"><text:span text:style-name="T21">decode("UTF-8")</text:span></text:span> vai ser útil para ler os dados oriundos da <text:span text:style-name="Source_20_Text"><text:span text:style-name="T21">check_output</text:span></text:span>;</text:p>
        </text:list-item>
        <text:list-item>
          <text:p text:style-name="P52">Os métodos <text:span text:style-name="Source_20_Text"><text:span text:style-name="T21">split</text:span></text:span> e <text:span text:style-name="Source_20_Text"><text:span text:style-name="T21">strip</text:span></text:span> vão ser úteis para limpar e separar as informações obtidas com os comandos;</text:p>
        </text:list-item>
        <text:list-item>
          <text:p text:style-name="P52">O método <text:span text:style-name="Source_20_Text"><text:span text:style-name="T21">startswith</text:span></text:span> vai ser útil para selecionar informações específicas.</text:p>
        </text:list-item>
        <text:list-item>
          <text:p text:style-name="P52"><text:soft-page-break/>Se estiver muito difícil fazer a filtragem e limpeza dos dados, se contente com a exibição de informações a mais 😉</text:p>
        </text:list-item>
      </text:list>
      <text:p text:style-name="P26"><text:span text:style-name="Strong_20_Emphasis"><text:span text:style-name="T1">Exercício 4</text:span></text:span>: Faça um script que, a cada intervalo de segundo, mostre no console a memória utilizada do sistema operacional <text:span text:style-name="Emphasis"><text:span text:style-name="T19">vs</text:span></text:span> a memória total (ambos em <text:span text:style-name="Strong_20_Emphasis"><text:span text:style-name="T1">megabytes - MB</text:span></text:span>). Lembre-se que você pode se basear no script do exercício anterior.</text:p>
      <text:p text:style-name="P26"><text:span text:style-name="Strong_20_Emphasis"><text:span text:style-name="T1">Exercício 5</text:span></text:span>: Faça um script que exibe o seu respectivo <text:span text:style-name="Source_20_Text"><text:span text:style-name="T21">process id</text:span></text:span> utilizando o módulo <text:a xlink:type="simple" xlink:href="https://docs.python.org/3/library/os.html" office:target-frame-name="_blank" xlink:show="new" text:style-name="Internet_20_link" text:visited-style-name="Visited_20_Internet_20_Link"><text:span text:style-name="T2">os</text:span></text:a> do Python e então fique em execução por um determinado tempo. Agora utilizando os comandos de monitoramento visto no conteúdo, exiba os processos em execução e então identifique o seu process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5:47:33.068094887</meta:creation-date>
    <dc:date>2023-02-22T15:52:02.460952815</dc:date>
    <meta:editing-duration>PT4M30S</meta:editing-duration>
    <meta:editing-cycles>1</meta:editing-cycles>
    <meta:document-statistic meta:table-count="0" meta:image-count="0" meta:object-count="0" meta:page-count="7" meta:paragraph-count="130" meta:word-count="1215" meta:character-count="8262" meta:non-whitespace-character-count="7130"/>
    <meta:generator>LibreOffice/7.3.7.2$Linux_X86_64 LibreOffice_project/30$Build-2</meta:generator>
  </office:meta>
</office:document-meta>
</file>